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empla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" svg:font-family="Inter" style:font-family-generic="roman" style:font-pitch="variable"/>
    <style:font-face style:name="Inter1" svg:font-family="Inte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Inter" fo:font-size="11pt" fo:language="none" fo:country="none" style:letter-kerning="false" style:font-name-asian="Inter1" style:font-size-asian="11pt" style:language-asian="zh" style:country-asian="CN" style:font-name-complex="Inter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Inter" fo:font-size="11pt" fo:language="none" fo:country="none" style:letter-kerning="false" style:font-name-asian="Inter1" style:font-size-asian="11pt" style:language-asian="zh" style:country-asian="CN" style:font-name-complex="Inter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9pt" style:font-size-asian="19pt" style:font-size-complex="19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5pt" style:font-size-asian="15pt" style:font-size-complex="15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46pt" style:font-size-asian="46pt" style:font-size-complex="4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font-size="35pt" style:font-size-asian="35pt" style:font-size-complex="3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